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ste en el diccionario de la edt, tener en cuenta el coste por horas.</text:p>
      <text:p text:style-name="Normal">Duración de las tareas en horas<text:s/>en el diccionario.</text:p>
      <text:p text:style-name="Normal">Criterios de aceptación<text:s/>en el diccionario de la edt</text:p>
      <text:p text:style-name="Normal">Separar las versiones en el svn, mantener un registro de versiones anteriores</text:p>
      <text:p text:style-name="Normal">Llamar a la reunión última sprint review</text:p>
      <text:p text:style-name="Normal">Incluir en el orden del día sprint review</text:p>
      <text:p text:style-name="Normal">Organizar documentos para que sea más sencillo de visualizar en la revisión.</text:p>
      <text:p text:style-name="Normal">Hacer lectura de todo lo que hay que entregar</text:p>
      <text:p text:style-name="Normal">Hacer un documento con el que este toda la información.<text:s/></text:p>
      <text:p text:style-name="Normal">Hacer una implantación con las herramientas que nos de el proveedor</text:p>
      <text:p text:style-name="Normal">Y comprobar que nuestro cliente implanta las nuestra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élix Gómez</meta:initial-creator>
    <dc:creator>Félix Gómez</dc:creator>
    <meta:creation-date>2017-12-07T15:43:00Z</meta:creation-date>
    <dc:date>2017-12-07T16:02:00Z</dc:date>
    <meta:template xlink:href="Normal" xlink:type="simple"/>
    <meta:editing-cycles>1</meta:editing-cycles>
    <meta:editing-duration>PT1140S</meta:editing-duration>
    <meta:document-statistic meta:page-count="1" meta:paragraph-count="1" meta:word-count="98" meta:character-count="637" meta:row-count="4" meta:non-whitespace-character-count="540"/>
  </office:meta>
</office:document-meta>
</file>